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24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1.673cm" svg:x="5.191cm" svg:y="1.254cm">
          <draw:text-box>
            <text:p>HOST A</text:p>
          </draw:text-box>
        </draw:frame>
        <draw:frame draw:style-name="gr2" draw:text-style-name="P1" draw:layer="layout" svg:width="3.175cm" svg:height="1.397cm" svg:x="12.176cm" svg:y="1.127cm">
          <draw:text-box>
            <text:p>HOST B</text:p>
            <text:p/>
          </draw:text-box>
        </draw:frame>
        <draw:line draw:style-name="gr3" draw:text-style-name="P2" draw:layer="layout" svg:x1="13.573cm" svg:y1="2.905cm" svg:x2="13.446cm" svg:y2="26.781cm">
          <text:p/>
        </draw:line>
        <draw:line draw:style-name="gr3" draw:text-style-name="P2" draw:layer="layout" svg:x1="6.842cm" svg:y1="2.905cm" svg:x2="6.588cm" svg:y2="26.654cm">
          <text:p/>
        </draw:line>
        <draw:frame draw:style-name="gr4" draw:text-style-name="P1" draw:layer="layout" svg:width="2.54cm" svg:height="2.384cm" svg:x="1.27cm" svg:y="25.911cm">
          <draw:text-box>
            <text:p>tiempo</text:p>
          </draw:text-box>
        </draw:frame>
        <draw:frame draw:style-name="gr1" draw:text-style-name="P1" draw:layer="layout" svg:width="4.953cm" svg:height="1.673cm" svg:x="1.508cm" svg:y="2.905cm">
          <draw:text-box>
            <text:p>SYN, Seq=0, Len=0, MSS=1000, Win=2000</text:p>
          </draw:text-box>
        </draw:frame>
        <draw:line draw:style-name="gr3" draw:text-style-name="P2" draw:layer="layout" svg:x1="6.969cm" svg:y1="3.667cm" svg:x2="13.446cm" svg:y2="4.937cm">
          <text:p/>
        </draw:line>
        <draw:frame draw:style-name="gr1" draw:text-style-name="P1" draw:layer="layout" svg:width="6.046cm" svg:height="1.673cm" svg:x="13.954cm" svg:y="4.429cm">
          <draw:text-box>
            <text:p>SYN, Ack=1, MSS=1000, Win=2000</text:p>
          </draw:text-box>
        </draw:frame>
        <draw:line draw:style-name="gr3" draw:text-style-name="P2" draw:layer="layout" svg:x1="13.573cm" svg:y1="5.445cm" svg:x2="6.969cm" svg:y2="6.969cm">
          <text:p/>
        </draw:line>
        <draw:frame draw:style-name="gr5" draw:text-style-name="P1" draw:layer="layout" svg:width="4.572cm" svg:height="1.27cm" svg:x="1.762cm" svg:y="6.715cm">
          <draw:text-box>
            <text:p>Seq=1, Len=1000, Win=2000</text:p>
          </draw:text-box>
        </draw:frame>
        <draw:line draw:style-name="gr3" draw:text-style-name="P2" draw:layer="layout" svg:x1="6.842cm" svg:y1="7.223cm" svg:x2="13.446cm" svg:y2="8.747cm">
          <text:p/>
        </draw:line>
        <draw:frame draw:style-name="gr6" draw:text-style-name="P1" draw:layer="layout" svg:width="5.207cm" svg:height="1.016cm" svg:x="14.081cm" svg:y="8.62cm">
          <draw:text-box>
            <text:p>Ack=1001, Win=2000</text:p>
          </draw:text-box>
        </draw:frame>
        <draw:frame draw:style-name="gr1" draw:text-style-name="P1" draw:layer="layout" svg:width="5.334cm" svg:height="1.673cm" svg:x="1.889cm" svg:y="8.874cm">
          <draw:text-box>
            <text:p>Seq=1001, Len=1000, Win=2000</text:p>
          </draw:text-box>
        </draw:frame>
        <draw:line draw:style-name="gr3" draw:text-style-name="P2" draw:layer="layout" svg:x1="6.842cm" svg:y1="9.509cm" svg:x2="13.319cm" svg:y2="11.287cm">
          <text:p/>
        </draw:line>
        <draw:frame draw:style-name="gr6" draw:text-style-name="P1" draw:layer="layout" svg:width="5.207cm" svg:height="1.016cm" svg:x="14.17cm" svg:y="10.906cm">
          <draw:text-box>
            <text:p>Ack=2001, Win=2000</text:p>
          </draw:text-box>
        </draw:frame>
        <draw:line draw:style-name="gr3" draw:text-style-name="P2" draw:layer="layout" svg:x1="13.446cm" svg:y1="9.509cm" svg:x2="6.842cm" svg:y2="11.795cm">
          <text:p/>
        </draw:line>
        <draw:line draw:style-name="gr3" draw:text-style-name="P2" draw:layer="layout" svg:x1="13.573cm" svg:y1="11.922cm" svg:x2="6.969cm" svg:y2="14.462cm">
          <text:p/>
        </draw:line>
        <draw:frame draw:style-name="gr1" draw:text-style-name="P1" draw:layer="layout" svg:width="5.334cm" svg:height="1.673cm" svg:x="1.89cm" svg:y="11.475cm">
          <draw:text-box>
            <text:p>Seq=2001, Len=1000, Win=2000</text:p>
          </draw:text-box>
        </draw:frame>
        <draw:line draw:style-name="gr3" draw:text-style-name="P2" draw:layer="layout" svg:x1="6.715cm" svg:y1="12.303cm" svg:x2="13.446cm" svg:y2="14.081cm">
          <text:p/>
        </draw:line>
        <draw:frame draw:style-name="gr1" draw:text-style-name="P1" draw:layer="layout" svg:width="5.334cm" svg:height="1.673cm" svg:x="1.89cm" svg:y="14.075cm">
          <draw:text-box>
            <text:p>Seq=3001, Len=1000, Win=2000</text:p>
          </draw:text-box>
        </draw:frame>
        <draw:line draw:style-name="gr3" draw:text-style-name="P2" draw:layer="layout" svg:x1="6.715cm" svg:y1="15.097cm" svg:x2="13.446cm" svg:y2="16.621cm">
          <text:p/>
        </draw:line>
        <draw:frame draw:style-name="gr6" draw:text-style-name="P1" draw:layer="layout" svg:width="5.207cm" svg:height="1.016cm" svg:x="14.171cm" svg:y="16.206cm">
          <draw:text-box>
            <text:p>Ack=4001, Win=2000</text:p>
          </draw:text-box>
        </draw:frame>
        <draw:frame draw:style-name="gr6" draw:text-style-name="P1" draw:layer="layout" svg:width="5.207cm" svg:height="1.016cm" svg:x="14.171cm" svg:y="13.506cm">
          <draw:text-box>
            <text:p>Ack=3001, Win=2000</text:p>
          </draw:text-box>
        </draw:frame>
        <draw:line draw:style-name="gr3" draw:text-style-name="P2" draw:layer="layout" svg:x1="13.447cm" svg:y1="14.509cm" svg:x2="6.843cm" svg:y2="16.795cm">
          <text:p/>
        </draw:line>
        <draw:line draw:style-name="gr3" draw:text-style-name="P2" draw:layer="layout" svg:x1="13.447cm" svg:y1="17.009cm" svg:x2="6.843cm" svg:y2="19.295cm">
          <text:p/>
        </draw:line>
        <draw:frame draw:style-name="gr1" draw:text-style-name="P1" draw:layer="layout" svg:width="5.334cm" svg:height="1.673cm" svg:x="1.89cm" svg:y="16.176cm">
          <draw:text-box>
            <text:p>Seq=4001, Len=1000, Win=2000</text:p>
          </draw:text-box>
        </draw:frame>
        <draw:frame draw:style-name="gr1" draw:text-style-name="P1" draw:layer="layout" svg:width="5.334cm" svg:height="1.673cm" svg:x="1.89cm" svg:y="18.676cm">
          <draw:text-box>
            <text:p>Seq=5001, Len=1000, Win=2000</text:p>
          </draw:text-box>
        </draw:frame>
        <draw:frame draw:style-name="gr1" draw:text-style-name="P1" draw:layer="layout" svg:width="5.334cm" svg:height="1.673cm" svg:x="5.191cm" svg:y="22.441cm">
          <draw:text-box>
            <text:p>FIN</text:p>
          </draw:text-box>
        </draw:frame>
        <draw:line draw:style-name="gr3" draw:text-style-name="P2" draw:layer="layout" svg:x1="6.715cm" svg:y1="17.02cm" svg:x2="13.446cm" svg:y2="18.544cm">
          <text:p/>
        </draw:line>
        <draw:line draw:style-name="gr3" draw:text-style-name="P2" draw:layer="layout" svg:x1="6.715cm" svg:y1="19.62cm" svg:x2="13.446cm" svg:y2="21.144cm">
          <text:p/>
        </draw:line>
        <draw:line draw:style-name="gr3" draw:text-style-name="P2" draw:layer="layout" svg:x1="13.448cm" svg:y1="18.809cm" svg:x2="6.844cm" svg:y2="21.095cm">
          <text:p/>
        </draw:line>
        <draw:line draw:style-name="gr3" draw:text-style-name="P2" draw:layer="layout" svg:x1="13.321cm" svg:y1="21.309cm" svg:x2="6.715cm" svg:y2="22.717cm">
          <text:p/>
        </draw:line>
        <draw:line draw:style-name="gr3" draw:text-style-name="P2" draw:layer="layout" svg:x1="6.588cm" svg:y1="22.971cm" svg:x2="13.446cm" svg:y2="23.606cm">
          <text:p/>
        </draw:line>
        <draw:frame draw:style-name="gr7" draw:text-style-name="P1" draw:layer="layout" svg:width="1.833cm" svg:height="1.199cm" svg:x="13.391cm" svg:y="23.242cm">
          <draw:text-box>
            <text:p>ACK</text:p>
            <text:p/>
          </draw:text-box>
        </draw:frame>
        <draw:frame draw:style-name="gr7" draw:text-style-name="P1" draw:layer="layout" svg:width="1.833cm" svg:height="1.199cm" svg:x="13.392cm" svg:y="24.143cm">
          <draw:text-box>
            <text:p>FIN</text:p>
            <text:p/>
          </draw:text-box>
        </draw:frame>
        <draw:frame draw:style-name="gr7" draw:text-style-name="P1" draw:layer="layout" svg:width="1.833cm" svg:height="1.199cm" svg:x="5.092cm" svg:y="24.943cm">
          <draw:text-box>
            <text:p>ACK</text:p>
            <text:p/>
          </draw:text-box>
        </draw:frame>
        <draw:line draw:style-name="gr3" draw:text-style-name="P2" draw:layer="layout" svg:x1="13.573cm" svg:y1="23.86cm" svg:x2="6.715cm" svg:y2="24.495cm">
          <text:p/>
        </draw:line>
        <draw:line draw:style-name="gr3" draw:text-style-name="P2" draw:layer="layout" svg:x1="13.573cm" svg:y1="24.622cm" svg:x2="6.715cm" svg:y2="25.257cm">
          <text:p/>
        </draw:line>
        <draw:line draw:style-name="gr3" draw:text-style-name="P2" draw:layer="layout" svg:x1="6.588cm" svg:y1="25.511cm" svg:x2="13.446cm" svg:y2="25.7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2:06:09.030370845</meta:creation-date>
    <dc:date>2019-02-21T22:53:28.607659562</dc:date>
    <meta:editing-duration>PT3M8S</meta:editing-duration>
    <meta:editing-cycles>1</meta:editing-cycles>
    <meta:document-statistic meta:object-count="39"/>
    <meta:generator>LibreOffice/6.0.3.2$Linux_X86_64 LibreOffice_project/00m0$Build-2</meta:generator>
  </office:meta>
</office:document-meta>
</file>